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valonContextFactoryBean.setSettings( Settings sett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valonContextFactoryBean.is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valonContextFactoryBean.setServletContext( ServletContext s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valonContextFactoryBean.getObj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valonContextFactoryBean.in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valonContextFactoryBean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